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10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textarea-horizontal-align="justify" draw:textarea-vertical-align="middle" draw:auto-grow-height="false" fo:min-height="1.285cm" fo:min-width="1.034cm"/>
    </style:style>
    <style:style style:name="gr15" style:family="graphic" style:parent-style-name="standard">
      <style:graphic-properties draw:textarea-horizontal-align="justify" draw:textarea-vertical-align="middle" draw:auto-grow-height="false" fo:min-height="2.313cm" fo:min-width="2.2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objectwithoutfill">
      <style:graphic-properties svg:stroke-width="0.102cm" svg:stroke-color="#000000" draw:marker-start="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02cm" svg:stroke-color="#000000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5.013cm" svg:height="5.156cm" svg:x="13.548cm" svg:y="1.46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14.801cm" svg:y1="2.826cm" svg:x2="14.801cm" svg:y2="5.333cm">
                <text:p/>
              </draw:line>
              <draw:line draw:style-name="gr2" draw:text-style-name="P2" draw:layer="layout" svg:x1="16.089cm" svg:y1="2.792cm" svg:x2="14.801cm" svg:y2="3.453cm">
                <text:p/>
              </draw:line>
              <draw:line draw:style-name="gr3" draw:text-style-name="P2" draw:layer="layout" svg:x1="16.089cm" svg:y1="5.353cm" svg:x2="14.801cm" svg:y2="4.692cm">
                <text:p/>
              </draw:line>
              <draw:line draw:style-name="gr2" draw:text-style-name="P2" draw:layer="layout" svg:x1="16.054cm" svg:y1="1.538cm" svg:x2="16.054cm" svg:y2="2.792cm">
                <text:p/>
              </draw:line>
              <draw:line draw:style-name="gr2" draw:text-style-name="P2" draw:layer="layout" svg:x1="16.054cm" svg:y1="5.338cm" svg:x2="16.054cm" svg:y2="6.592cm">
                <text:p/>
              </draw:line>
              <draw:line draw:style-name="gr2" draw:text-style-name="P2" draw:layer="layout" svg:x1="13.548cm" svg:y1="4.11cm" svg:x2="14.766cm" svg:y2="4.11cm">
                <text:p/>
              </draw:line>
            </draw:g>
          </draw:g>
        </draw:g>
        <draw:custom-shape draw:style-name="gr4" draw:text-style-name="P3" draw:layer="layout" svg:width="2.153cm" svg:height="2.573cm" svg:x="6.083cm" svg:y="1.294cm">
          <text:p text:style-name="P3">+</text:p>
          <text:p text:style-name="P3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5" draw:text-style-name="P3" draw:layer="layout" svg:width="1.842cm" svg:height="1.843cm" svg:x="2.107cm" svg:y="4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3.028cm" svg:y1="4.692cm" svg:x2="3.028cm" svg:y2="5.957cm">
            <text:p/>
          </draw:line>
        </draw:g>
        <draw:g>
          <draw:custom-shape draw:style-name="gr7" draw:text-style-name="P3" draw:layer="layout" svg:width="2.153cm" svg:height="2.573cm" svg:x="10.724cm" svg:y="1.3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1.798cm" svg:y1="2.145cm" svg:x2="11.798cm" svg:y2="3.41cm">
            <text:p/>
          </draw:line>
        </draw:g>
        <draw:g>
          <draw:line draw:style-name="gr8" draw:text-style-name="P2" draw:layer="layout" svg:x1="1.987cm" svg:y1="8.425cm" svg:x2="4.003cm" svg:y2="8.425cm">
            <text:p/>
          </draw:line>
          <draw:line draw:style-name="gr8" draw:text-style-name="P2" draw:layer="layout" svg:x1="1.987cm" svg:y1="8.425cm" svg:x2="4.003cm" svg:y2="8.425cm">
            <text:p/>
          </draw:line>
          <draw:line draw:style-name="gr8" draw:text-style-name="P2" draw:layer="layout" svg:x1="1.987cm" svg:y1="9.325cm" svg:x2="4.003cm" svg:y2="9.325cm">
            <text:p/>
          </draw:line>
          <draw:line draw:style-name="gr8" draw:text-style-name="P2" draw:layer="layout" svg:x1="2.981cm" svg:y1="10.541cm" svg:x2="2.997cm" svg:y2="9.318cm">
            <text:p/>
          </draw:line>
          <draw:line draw:style-name="gr8" draw:text-style-name="P2" draw:layer="layout" svg:x1="2.981cm" svg:y1="8.443cm" svg:x2="2.997cm" svg:y2="7.22cm">
            <text:p/>
          </draw:line>
        </draw:g>
        <draw:g>
          <draw:line draw:style-name="gr8" draw:text-style-name="P2" draw:layer="layout" svg:x1="6.036cm" svg:y1="9.694cm" svg:x2="6.036cm" svg:y2="7.678cm">
            <text:p/>
          </draw:line>
          <draw:line draw:style-name="gr8" draw:text-style-name="P2" draw:layer="layout" svg:x1="6.036cm" svg:y1="9.694cm" svg:x2="6.036cm" svg:y2="7.678cm">
            <text:p/>
          </draw:line>
          <draw:line draw:style-name="gr8" draw:text-style-name="P2" draw:layer="layout" svg:x1="6.937cm" svg:y1="9.694cm" svg:x2="6.937cm" svg:y2="7.678cm">
            <text:p/>
          </draw:line>
          <draw:line draw:style-name="gr8" draw:text-style-name="P2" draw:layer="layout" svg:x1="8.156cm" svg:y1="8.701cm" svg:x2="6.933cm" svg:y2="8.685cm">
            <text:p/>
          </draw:line>
          <draw:line draw:style-name="gr8" draw:text-style-name="P2" draw:layer="layout" svg:x1="6.055cm" svg:y1="8.701cm" svg:x2="4.832cm" svg:y2="8.685cm">
            <text:p/>
          </draw:line>
        </draw:g>
        <draw:g>
          <draw:path draw:style-name="gr8" draw:text-style-name="P2" draw:layer="layout" svg:width="0.835cm" svg:height="0.342cm" draw:transform="skewX (0.00383972435438752) rotate (-1.42959919030856) translate (8.55632293540457cm 10.2703961286576cm)" svg:viewBox="0 0 836 343" svg:d="M836 0c-776-1-836 343-836 343">
            <text:p/>
          </draw:path>
          <draw:path draw:style-name="gr8" draw:text-style-name="P2" draw:layer="layout" svg:width="0.839cm" svg:height="0.342cm" draw:transform="skewX (0.00645771823237904) rotate (1.42959919030856) translate (7.817996390991cm 11.0982994632056cm)" svg:viewBox="0 0 840 343" svg:d="M0 0c777-1 840 343 840 343">
            <text:p/>
          </draw:path>
          <draw:path draw:style-name="gr8" draw:text-style-name="P2" draw:layer="layout" svg:width="0.83cm" svg:height="0.135cm" draw:transform="skewX (0.295309709437441) rotate (-1.62594873115792) translate (8.66200012688326cm 11.0973000463825cm)" svg:viewBox="0 0 831 136" svg:d="M0 0c770 0 831 136 831 136">
            <text:p/>
          </draw:path>
          <draw:path draw:style-name="gr8" draw:text-style-name="P2" draw:layer="layout" svg:width="0.83cm" svg:height="0.202cm" draw:transform="skewX (-0.148178453494319) rotate (1.65457213089062) translate (8.31153505567094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) rotate (1.42523586717857) translate (8.240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2) rotate (-1.42959919030856) translate (9.04432293540457cm 10.2463961286576cm)" svg:viewBox="0 0 836 343" svg:d="M836 0c-776-1-836 343-836 343">
            <text:p/>
          </draw:path>
          <draw:path draw:style-name="gr8" draw:text-style-name="P2" draw:layer="layout" svg:width="0.828cm" svg:height="0.135cm" draw:transform="skewX (0.284314135149876) rotate (-1.62577419823272) translate (9.16200000188318cm 11.0933000006646cm)" svg:viewBox="0 0 829 136" svg:d="M0 0c770 0 829 136 829 136">
            <text:p/>
          </draw:path>
          <draw:path draw:style-name="gr8" draw:text-style-name="P2" draw:layer="layout" svg:width="0.83cm" svg:height="0.202cm" draw:transform="skewX (-0.148178453494319) rotate (1.65457213089062) translate (8.81253505567093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4) rotate (1.42523586717857) translate (8.741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2) rotate (-1.42959919030856) translate (9.55732293540458cm 10.2703961286576cm)" svg:viewBox="0 0 836 343" svg:d="M836 0c-776-1-836 343-836 343">
            <text:p/>
          </draw:path>
          <draw:path draw:style-name="gr8" draw:text-style-name="P2" draw:layer="layout" svg:width="0.828cm" svg:height="0.135cm" draw:transform="skewX (0.284314135149876) rotate (-1.62577419823272) translate (9.66300000188319cm 11.0933000006646cm)" svg:viewBox="0 0 829 136" svg:d="M0 0c770 0 829 136 829 136">
            <text:p/>
          </draw:path>
          <draw:path draw:style-name="gr8" draw:text-style-name="P2" draw:layer="layout" svg:width="0.83cm" svg:height="0.202cm" draw:transform="skewX (-0.148178453494319) rotate (1.65457213089062) translate (9.31253505567093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1) rotate (1.42523586717857) translate (9.241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1) rotate (-1.42959919030856) translate (10.0213229354046cm 10.2463961286576cm)" svg:viewBox="0 0 836 343" svg:d="M836 0c-776-1-836 343-836 343">
            <text:p/>
          </draw:path>
          <draw:line draw:style-name="gr8" draw:text-style-name="P2" draw:layer="layout" svg:x1="7.857cm" svg:y1="11.102cm" svg:x2="6.634cm" svg:y2="11.086cm">
            <text:p/>
          </draw:line>
          <draw:line draw:style-name="gr8" draw:text-style-name="P2" draw:layer="layout" svg:x1="11.358cm" svg:y1="11.088cm" svg:x2="10.135cm" svg:y2="11.072cm">
            <text:p/>
          </draw:line>
        </draw:g>
        <draw:g>
          <draw:line draw:style-name="gr8" draw:text-style-name="P2" draw:layer="layout" svg:x1="27.764cm" svg:y1="2.798cm" svg:x2="23.757cm" svg:y2="2.823cm">
            <text:p/>
          </draw:line>
          <draw:line draw:style-name="gr8" draw:text-style-name="P2" draw:layer="layout" svg:x1="27.766cm" svg:y1="2.784cm" svg:x2="23.759cm" svg:y2="2.809cm">
            <text:p/>
          </draw:line>
          <draw:line draw:style-name="gr8" draw:text-style-name="P2" draw:layer="layout" svg:x1="24.851cm" svg:y1="3.352cm" svg:x2="26.842cm" svg:y2="3.352cm">
            <text:p/>
          </draw:line>
          <draw:line draw:style-name="gr8" draw:text-style-name="P2" draw:layer="layout" svg:x1="25.389cm" svg:y1="3.826cm" svg:x2="26.346cm" svg:y2="3.826cm">
            <text:p/>
          </draw:line>
          <draw:line draw:style-name="gr8" draw:text-style-name="P2" draw:layer="layout" svg:x1="25.813cm" svg:y1="2.764cm" svg:x2="25.829cm" svg:y2="1.541cm">
            <text:p/>
          </draw:line>
        </draw:g>
        <draw:g>
          <draw:line draw:style-name="gr8" draw:text-style-name="P2" draw:layer="layout" svg:x1="17.667cm" svg:y1="4.105cm" svg:x2="18.147cm" svg:y2="3.609cm">
            <text:p/>
          </draw:line>
          <draw:line draw:style-name="gr8" draw:text-style-name="P2" draw:layer="layout" svg:x1="19.147cm" svg:y1="4.619cm" svg:x2="18.138cm" svg:y2="3.61cm">
            <text:p/>
          </draw:line>
          <draw:line draw:style-name="gr8" draw:text-style-name="P2" draw:layer="layout" svg:x1="21.124cm" svg:y1="4.676cm" svg:x2="22.133cm" svg:y2="3.667cm">
            <text:p/>
          </draw:line>
          <draw:line draw:style-name="gr8" draw:text-style-name="P2" draw:layer="layout" svg:x1="19.098cm" svg:y1="4.643cm" svg:x2="20.107cm" svg:y2="3.634cm">
            <text:p/>
          </draw:line>
          <draw:line draw:style-name="gr8" draw:text-style-name="P2" draw:layer="layout" svg:x1="21.166cm" svg:y1="4.67cm" svg:x2="20.157cm" svg:y2="3.661cm">
            <text:p/>
          </draw:line>
          <draw:line draw:style-name="gr8" draw:text-style-name="P2" draw:layer="layout" svg:x1="23.167cm" svg:y1="4.671cm" svg:x2="22.158cm" svg:y2="3.662cm">
            <text:p/>
          </draw:line>
          <draw:line draw:style-name="gr8" draw:text-style-name="P2" draw:layer="layout" svg:x1="23.149cm" svg:y1="4.621cm" svg:x2="23.629cm" svg:y2="4.125cm">
            <text:p/>
          </draw:line>
        </draw:g>
        <draw:g>
          <draw:line draw:style-name="gr8" draw:text-style-name="P2" draw:layer="layout" svg:x1="26.154cm" svg:y1="10.828cm" svg:x2="25.649cm" svg:y2="10.357cm">
            <text:p/>
          </draw:line>
          <draw:line draw:style-name="gr8" draw:text-style-name="P2" draw:layer="layout" svg:x1="26.64cm" svg:y1="9.338cm" svg:x2="25.65cm" svg:y2="10.365cm">
            <text:p/>
          </draw:line>
          <draw:line draw:style-name="gr8" draw:text-style-name="P2" draw:layer="layout" svg:x1="26.66cm" svg:y1="7.36cm" svg:x2="25.633cm" svg:y2="6.37cm">
            <text:p/>
          </draw:line>
          <draw:line draw:style-name="gr8" draw:text-style-name="P2" draw:layer="layout" svg:x1="26.664cm" svg:y1="9.387cm" svg:x2="25.637cm" svg:y2="8.397cm">
            <text:p/>
          </draw:line>
          <draw:line draw:style-name="gr8" draw:text-style-name="P2" draw:layer="layout" svg:x1="26.653cm" svg:y1="7.319cm" svg:x2="25.663cm" svg:y2="8.346cm">
            <text:p/>
          </draw:line>
          <draw:line draw:style-name="gr8" draw:text-style-name="P2" draw:layer="layout" svg:x1="26.617cm" svg:y1="5.318cm" svg:x2="25.627cm" svg:y2="6.345cm">
            <text:p/>
          </draw:line>
          <draw:line draw:style-name="gr8" draw:text-style-name="P2" draw:layer="layout" svg:x1="26.568cm" svg:y1="5.337cm" svg:x2="26.063cm" svg:y2="4.866cm">
            <text:p/>
          </draw:line>
        </draw:g>
        <draw:g>
          <draw:custom-shape draw:style-name="gr9" draw:text-style-name="P3" draw:layer="layout" svg:width="0.801cm" svg:height="2.649cm" svg:x="12.622cm" svg:y="10.036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3.029cm" svg:y1="10.046cm" svg:x2="13.045cm" svg:y2="8.823cm">
            <text:p/>
          </draw:line>
          <draw:line draw:style-name="gr8" draw:text-style-name="P2" draw:layer="layout" svg:x1="13.029cm" svg:y1="13.947cm" svg:x2="13.045cm" svg:y2="12.724cm">
            <text:p/>
          </draw:line>
        </draw:g>
        <draw:g>
          <draw:custom-shape draw:style-name="gr10" draw:text-style-name="P3" draw:layer="layout" svg:width="0.804cm" svg:height="2.646cm" draw:transform="rotate (1.5707963267949) translate (18.952cm 7.7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8.961cm" svg:y1="7.293cm" svg:x2="17.738cm" svg:y2="7.277cm">
            <text:p/>
          </draw:line>
          <draw:line draw:style-name="gr8" draw:text-style-name="P2" draw:layer="layout" svg:x1="22.862cm" svg:y1="7.293cm" svg:x2="21.639cm" svg:y2="7.277cm">
            <text:p/>
          </draw:line>
        </draw:g>
        <draw:custom-shape draw:style-name="gr11" draw:text-style-name="P3" draw:layer="layout" svg:width="0.348cm" svg:height="0.35cm" svg:x="6.995cm" svg:y="6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9.997cm" svg:y1="7.007cm" svg:x2="12.057cm" svg:y2="7.007cm">
          <text:p/>
        </draw:line>
        <draw:line draw:style-name="gr12" draw:text-style-name="P2" draw:layer="layout" svg:x1="13.099cm" svg:y1="8.125cm" svg:x2="13.099cm" svg:y2="6.065cm">
          <text:p/>
        </draw:line>
        <draw:line draw:style-name="gr12" draw:text-style-name="P2" draw:layer="layout" svg:x1="14.119cm" svg:y1="5.977cm" svg:x2="14.119cm" svg:y2="8.037cm">
          <text:p/>
        </draw:line>
        <draw:line draw:style-name="gr12" draw:text-style-name="P2" draw:layer="layout" svg:x1="11.634cm" svg:y1="6.346cm" svg:x2="9.574cm" svg:y2="6.346cm">
          <text:p/>
        </draw:line>
        <draw:g>
          <draw:custom-shape draw:style-name="gr5" draw:text-style-name="P3" draw:layer="layout" svg:width="1.842cm" svg:height="1.843cm" svg:x="4.407cm" svg:y="4.20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5.328cm" svg:y1="5.71cm" svg:x2="5.328cm" svg:y2="4.445cm">
            <text:p/>
          </draw:line>
        </draw:g>
        <draw:g>
          <draw:custom-shape draw:style-name="gr7" draw:text-style-name="P3" draw:layer="layout" svg:width="2.153cm" svg:height="2.573cm" svg:x="8.424cm" svg:y="2.9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3" draw:text-style-name="P2" draw:layer="layout" svg:x1="9.498cm" svg:y1="3.745cm" svg:x2="9.498cm" svg:y2="5.01cm">
            <text:p/>
          </draw:line>
        </draw:g>
        <draw:g>
          <draw:custom-shape draw:style-name="gr14" draw:text-style-name="P3" draw:layer="layout" svg:width="1.534cm" svg:height="1.535cm" draw:transform="rotate (1.5707963267949) translate (15.422cm 10.1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2" draw:layer="layout" svg:x1="16.988cm" svg:y1="8.618cm" svg:x2="16.988cm" svg:y2="10.285cm">
            <text:p/>
          </draw:line>
        </draw:g>
        <draw:g>
          <draw:glue-point draw:id="4" svg:x="-4.828cm" svg:y="-2.346cm"/>
          <draw:glue-point draw:id="5" svg:x="-4.828cm" svg:y="2.296cm"/>
          <draw:custom-shape draw:style-name="gr15" draw:text-style-name="P3" draw:layer="layout" svg:width="2.796cm" svg:height="2.563cm" draw:transform="rotate (1.5707963267949) translate (15.122cm 13.5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" draw:text-style-name="P4" draw:layer="layout" svg:width="0.875cm" svg:height="2.384cm" svg:x="15.103cm" svg:y="11.049cm">
            <draw:text-box>
              <text:p>+</text:p>
              <text:p/>
              <text:p>-</text:p>
            </draw:text-box>
          </draw:frame>
        </draw:g>
        <draw:custom-shape draw:style-name="gr17" draw:text-style-name="P3" draw:layer="layout" svg:width="1.842cm" svg:height="1.843cm" svg:x="1.957cm" svg:y="1.332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2.796cm" svg:height="2.563cm" draw:transform="rotate (1.5707963267949) translate (19.806cm 11.2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13cm" svg:height="5.156cm" svg:x="1.672cm" svg:y="14.677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2.876cm" svg:y1="13.136cm" svg:x2="2.876cm" svg:y2="15.643cm">
            <text:p/>
          </draw:line>
          <draw:line draw:style-name="gr2" draw:text-style-name="P2" draw:layer="layout" svg:x1="4.164cm" svg:y1="13.102cm" svg:x2="2.866cm" svg:y2="13.122cm">
            <text:p/>
          </draw:line>
          <draw:line draw:style-name="gr3" draw:text-style-name="P2" draw:layer="layout" svg:x1="4.164cm" svg:y1="15.563cm" svg:x2="2.866cm" svg:y2="15.595cm">
            <text:p/>
          </draw:line>
          <draw:line draw:style-name="gr2" draw:text-style-name="P2" draw:layer="layout" svg:x1="4.129cm" svg:y1="11.848cm" svg:x2="4.129cm" svg:y2="13.102cm">
            <text:p/>
          </draw:line>
          <draw:line draw:style-name="gr2" draw:text-style-name="P2" draw:layer="layout" svg:x1="4.129cm" svg:y1="15.548cm" svg:x2="4.129cm" svg:y2="16.802cm">
            <text:p/>
          </draw:line>
          <draw:line draw:style-name="gr2" draw:text-style-name="P2" draw:layer="layout" svg:x1="1.123cm" svg:y1="14.42cm" svg:x2="2.341cm" svg:y2="14.42cm">
            <text:p/>
          </draw:line>
          <draw:line draw:style-name="gr2" draw:text-style-name="P2" draw:layer="layout" svg:x1="2.376cm" svg:y1="13.137cm" svg:x2="2.376cm" svg:y2="15.644cm">
            <text:p/>
          </draw:line>
        </draw:g>
        <draw:g>
          <draw:line draw:style-name="gr2" draw:text-style-name="P2" draw:layer="layout" svg:x1="6.61cm" svg:y1="14.003cm" svg:x2="6.61cm" svg:y2="16.51cm">
            <text:p/>
          </draw:line>
          <draw:line draw:style-name="gr2" draw:text-style-name="P2" draw:layer="layout" svg:x1="7.898cm" svg:y1="13.969cm" svg:x2="6.6cm" svg:y2="13.989cm">
            <text:p/>
          </draw:line>
          <draw:line draw:style-name="gr18" draw:text-style-name="P2" draw:layer="layout" svg:x1="7.898cm" svg:y1="16.43cm" svg:x2="6.6cm" svg:y2="16.462cm">
            <text:p/>
          </draw:line>
          <draw:line draw:style-name="gr2" draw:text-style-name="P2" draw:layer="layout" svg:x1="7.863cm" svg:y1="12.715cm" svg:x2="7.863cm" svg:y2="13.969cm">
            <text:p/>
          </draw:line>
          <draw:line draw:style-name="gr2" draw:text-style-name="P2" draw:layer="layout" svg:x1="7.863cm" svg:y1="16.415cm" svg:x2="7.863cm" svg:y2="17.669cm">
            <text:p/>
          </draw:line>
          <draw:line draw:style-name="gr2" draw:text-style-name="P2" draw:layer="layout" svg:x1="4.857cm" svg:y1="15.287cm" svg:x2="6.075cm" svg:y2="15.287cm">
            <text:p/>
          </draw:line>
          <draw:line draw:style-name="gr2" draw:text-style-name="P2" draw:layer="layout" svg:x1="6.11cm" svg:y1="14.004cm" svg:x2="6.11cm" svg:y2="16.511cm">
            <text:p/>
          </draw:line>
        </draw:g>
        <draw:g>
          <draw:line draw:style-name="gr2" draw:text-style-name="P2" draw:layer="layout" svg:x1="10.611cm" svg:y1="16.303cm" svg:x2="10.611cm" svg:y2="18.81cm">
            <text:p/>
          </draw:line>
          <draw:line draw:style-name="gr2" draw:text-style-name="P2" draw:layer="layout" svg:x1="11.899cm" svg:y1="16.269cm" svg:x2="10.601cm" svg:y2="16.289cm">
            <text:p/>
          </draw:line>
          <draw:line draw:style-name="gr19" draw:text-style-name="P2" draw:layer="layout" svg:x1="11.899cm" svg:y1="18.73cm" svg:x2="10.601cm" svg:y2="18.762cm">
            <text:p/>
          </draw:line>
          <draw:line draw:style-name="gr2" draw:text-style-name="P2" draw:layer="layout" svg:x1="11.864cm" svg:y1="15.015cm" svg:x2="11.864cm" svg:y2="16.269cm">
            <text:p/>
          </draw:line>
          <draw:line draw:style-name="gr2" draw:text-style-name="P2" draw:layer="layout" svg:x1="11.864cm" svg:y1="18.715cm" svg:x2="11.864cm" svg:y2="19.969cm">
            <text:p/>
          </draw:line>
          <draw:line draw:style-name="gr2" draw:text-style-name="P2" draw:layer="layout" svg:x1="8.858cm" svg:y1="17.587cm" svg:x2="10.076cm" svg:y2="17.587cm">
            <text:p/>
          </draw:line>
          <draw:line draw:style-name="gr2" draw:text-style-name="P2" draw:layer="layout" svg:x1="10.111cm" svg:y1="16.304cm" svg:x2="10.111cm" svg:y2="18.811cm">
            <text:p/>
          </draw:line>
        </draw:g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3" draw:layer="layout" svg:width="2.153cm" svg:height="2.573cm" svg:x="25.296cm" svg:y="13.41cm">
          <text:p text:style-name="P3">+</text:p>
          <text:p text:style-name="P3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line draw:style-name="gr8" draw:text-style-name="P2" draw:layer="layout" svg:x1="20.681cm" svg:y1="10.404cm" svg:x2="22.697cm" svg:y2="10.404cm">
            <text:p/>
          </draw:line>
          <draw:line draw:style-name="gr8" draw:text-style-name="P2" draw:layer="layout" svg:x1="20.681cm" svg:y1="10.404cm" svg:x2="22.697cm" svg:y2="10.404cm">
            <text:p/>
          </draw:line>
          <draw:line draw:style-name="gr8" draw:text-style-name="P2" draw:layer="layout" svg:x1="20.681cm" svg:y1="11.304cm" svg:x2="22.697cm" svg:y2="11.304cm">
            <text:p/>
          </draw:line>
          <draw:line draw:style-name="gr8" draw:text-style-name="P2" draw:layer="layout" svg:x1="21.675cm" svg:y1="12.52cm" svg:x2="21.691cm" svg:y2="11.297cm">
            <text:p/>
          </draw:line>
          <draw:line draw:style-name="gr8" draw:text-style-name="P2" draw:layer="layout" svg:x1="21.675cm" svg:y1="10.422cm" svg:x2="21.691cm" svg:y2="9.199cm">
            <text:p/>
          </draw:line>
        </draw:g>
        <draw:g>
          <draw:line draw:style-name="gr8" draw:text-style-name="P2" draw:layer="layout" svg:x1="5.523cm" svg:y1="11.185cm" svg:x2="5.523cm" svg:y2="8.808cm">
            <text:p/>
          </draw:line>
          <draw:line draw:style-name="gr8" draw:text-style-name="P2" draw:layer="layout" svg:x1="5.53cm" svg:y1="11.186cm" svg:x2="5.53cm" svg:y2="8.809cm">
            <text:p/>
          </draw:line>
          <draw:line draw:style-name="gr8" draw:text-style-name="P2" draw:layer="layout" svg:x1="5.253cm" svg:y1="9.455cm" svg:x2="5.247cm" svg:y2="10.636cm">
            <text:p/>
          </draw:line>
          <draw:line draw:style-name="gr8" draw:text-style-name="P2" draw:layer="layout" svg:x1="5.014cm" svg:y1="9.773cm" svg:x2="5.011cm" svg:y2="10.341cm">
            <text:p/>
          </draw:line>
          <draw:line draw:style-name="gr8" draw:text-style-name="P2" draw:layer="layout" svg:x1="5.546cm" svg:y1="10.027cm" svg:x2="6.16cm" svg:y2="10.04cm">
            <text:p/>
          </draw:line>
        </draw:g>
        <draw:g>
          <draw:custom-shape draw:style-name="gr9" draw:text-style-name="P3" draw:layer="layout" svg:width="0.801cm" svg:height="2.649cm" svg:x="13.594cm" svg:y="5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2" draw:layer="layout" svg:x1="14.001cm" svg:y1="5.772cm" svg:x2="14.017cm" svg:y2="4.549cm">
            <text:p/>
          </draw:line>
          <draw:line draw:style-name="gr8" draw:text-style-name="P2" draw:layer="layout" svg:x1="14.001cm" svg:y1="9.673cm" svg:x2="14.017cm" svg:y2="8.45cm">
            <text:p/>
          </draw:line>
        </draw:g>
        <draw:g>
          <draw:custom-shape draw:style-name="gr10" draw:text-style-name="P3" draw:layer="layout" svg:width="0.804cm" svg:height="2.646cm" draw:transform="rotate (1.5707963267949) translate (8.999cm 4.455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9.008cm" svg:y1="4.048cm" svg:x2="7.785cm" svg:y2="4.032cm">
            <text:p/>
          </draw:line>
          <draw:line draw:style-name="gr8" draw:text-style-name="P2" draw:layer="layout" svg:x1="12.909cm" svg:y1="4.048cm" svg:x2="11.686cm" svg:y2="4.032cm">
            <text:p/>
          </draw:line>
        </draw:g>
        <draw:g>
          <draw:custom-shape draw:style-name="gr7" draw:text-style-name="P3" draw:layer="layout" svg:width="2.153cm" svg:height="2.573cm" svg:x="19.032cm" svg:y="12.8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3" draw:text-style-name="P2" draw:layer="layout" svg:x1="20.106cm" svg:y1="13.611cm" svg:x2="20.106cm" svg:y2="14.876cm">
            <text:p/>
          </draw:line>
        </draw:g>
        <draw:custom-shape draw:style-name="gr17" draw:text-style-name="P3" draw:layer="layout" svg:width="1.842cm" svg:height="1.843cm" svg:x="6.085cm" svg:y="6.154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6.997cm" svg:y1="6.157cm" svg:x2="6.997cm" svg:y2="3.981cm">
          <text:p/>
        </draw:line>
        <draw:line draw:style-name="gr8" draw:text-style-name="P2" draw:layer="layout" svg:x1="6.997cm" svg:y1="10.188cm" svg:x2="6.997cm" svg:y2="8.012cm">
          <text:p/>
        </draw:line>
        <draw:line draw:style-name="gr8" draw:text-style-name="P2" draw:layer="layout" svg:x1="6.948cm" svg:y1="4.031cm" svg:x2="7.863cm" svg:y2="4.031cm">
          <text:p/>
        </draw:line>
        <draw:line draw:style-name="gr8" draw:text-style-name="P2" draw:layer="layout" svg:x1="12.864cm" svg:y1="4.05cm" svg:x2="13.86cm" svg:y2="4.05cm">
          <text:p/>
        </draw:line>
        <draw:custom-shape draw:style-name="gr11" draw:text-style-name="P3" draw:layer="layout" svg:width="0.348cm" svg:height="0.35cm" svg:x="13.84cm" svg:y="3.85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8" draw:text-style-name="P2" draw:layer="layout" svg:x1="14.016cm" svg:y1="4.555cm" svg:x2="14.023cm" svg:y2="4.2cm">
          <text:p/>
        </draw:line>
        <draw:line draw:style-name="gr8" draw:text-style-name="P2" draw:layer="layout" svg:x1="6.929cm" svg:y1="10.037cm" svg:x2="5.922cm" svg:y2="10.034cm">
          <text:p/>
        </draw:line>
        <draw:line draw:style-name="gr8" draw:text-style-name="P2" draw:layer="layout" svg:x1="13.998cm" svg:y1="9.889cm" svg:x2="14.005cm" svg:y2="9.336cm">
          <text:p/>
        </draw:line>
        <draw:g>
          <draw:custom-shape draw:style-name="gr9" draw:text-style-name="P3" draw:layer="layout" svg:width="0.801cm" svg:height="2.649cm" svg:x="6.595cm" svg:y="11.599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8" draw:text-style-name="P2" draw:layer="layout" svg:x1="6.99cm" svg:y1="14.239cm" svg:x2="6.974cm" svg:y2="15.462cm">
            <text:p/>
          </draw:line>
          <draw:line draw:style-name="gr8" draw:text-style-name="P2" draw:layer="layout" svg:x1="6.99cm" svg:y1="10.338cm" svg:x2="6.974cm" svg:y2="11.561cm">
            <text:p/>
          </draw:line>
        </draw:g>
        <draw:g>
          <draw:custom-shape draw:style-name="gr10" draw:text-style-name="P3" draw:layer="layout" svg:width="0.804cm" svg:height="2.646cm" draw:transform="rotate (1.5707963267949) translate (9.346cm 16.36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line draw:style-name="gr8" draw:text-style-name="P2" draw:layer="layout" svg:x1="11.983cm" svg:y1="15.963cm" svg:x2="13.206cm" svg:y2="15.979cm">
            <text:p/>
          </draw:line>
          <draw:line draw:style-name="gr8" draw:text-style-name="P2" draw:layer="layout" svg:x1="8.082cm" svg:y1="15.963cm" svg:x2="9.305cm" svg:y2="15.979cm">
            <text:p/>
          </draw:line>
        </draw:g>
        <draw:custom-shape draw:style-name="gr17" draw:text-style-name="P3" draw:layer="layout" svg:width="1.842cm" svg:height="1.843cm" svg:x="13.064cm" svg:y="12.013cm">
          <text:p text:style-name="P3">+</text:p>
          <text:p text:style-name="P3">-</text:p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3.994cm" svg:y1="13.854cm" svg:x2="13.994cm" svg:y2="16.03cm">
          <text:p/>
        </draw:line>
        <draw:line draw:style-name="gr8" draw:text-style-name="P2" draw:layer="layout" svg:x1="13.994cm" svg:y1="9.823cm" svg:x2="13.994cm" svg:y2="11.999cm">
          <text:p/>
        </draw:line>
        <draw:line draw:style-name="gr8" draw:text-style-name="P2" draw:layer="layout" svg:x1="14.062cm" svg:y1="9.974cm" svg:x2="15.069cm" svg:y2="9.977cm">
          <text:p/>
        </draw:line>
        <draw:custom-shape draw:style-name="gr11" draw:text-style-name="P3" draw:layer="layout" svg:width="0.348cm" svg:height="0.35cm" svg:x="13.831cm" svg:y="9.803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true" draw:type="ellipse" draw:enhanced-path="U 10800 10800 10800 10800 0 360 Z N"/>
        </draw:custom-shape>
        <draw:line draw:style-name="gr8" draw:text-style-name="P2" draw:layer="layout" svg:x1="14.043cm" svg:y1="15.98cm" svg:x2="13.128cm" svg:y2="15.98cm">
          <text:p/>
        </draw:line>
        <draw:line draw:style-name="gr8" draw:text-style-name="P2" draw:layer="layout" svg:x1="8.127cm" svg:y1="15.961cm" svg:x2="7.131cm" svg:y2="15.961cm">
          <text:p/>
        </draw:line>
        <draw:custom-shape draw:style-name="gr11" draw:text-style-name="P3" draw:layer="layout" svg:width="0.348cm" svg:height="0.35cm" svg:x="6.803cm" svg:y="15.804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true" draw:type="ellipse" draw:enhanced-path="U 10800 10800 10800 10800 0 360 Z N"/>
        </draw:custom-shape>
        <draw:line draw:style-name="gr8" draw:text-style-name="P2" draw:layer="layout" svg:x1="6.975cm" svg:y1="15.456cm" svg:x2="6.968cm" svg:y2="15.811cm">
          <text:p/>
        </draw:line>
        <draw:line draw:style-name="gr8" draw:text-style-name="P2" draw:layer="layout" svg:x1="6.993cm" svg:y1="10.122cm" svg:x2="6.986cm" svg:y2="10.675cm">
          <text:p/>
        </draw:line>
        <draw:custom-shape draw:style-name="gr11" draw:text-style-name="P3" draw:layer="layout" svg:width="0.348cm" svg:height="0.35cm" svg:x="6.819cm" svg:y="9.8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presentation:notes draw:style-name="dp1">
          <draw:page-thumbnail draw:style-name="gr20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3-29T21:42:56.498837923</dc:date>
    <meta:editing-duration>PT21H32M27S</meta:editing-duration>
    <meta:editing-cycles>21</meta:editing-cycles>
    <meta:generator>LibreOffice/6.4.6.2$Linux_X86_64 LibreOffice_project/40$Build-2</meta:generator>
    <meta:document-statistic meta:object-count="194"/>
  </office:meta>
</office:document-meta>
</file>